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523" officeooo:paragraph-rsid="001d1523"/>
    </style:style>
    <style:style style:name="P2" style:family="paragraph" style:parent-style-name="Standard">
      <style:text-properties officeooo:rsid="002365eb" officeooo:paragraph-rsid="002365eb"/>
    </style:style>
    <style:style style:name="P3" style:family="paragraph" style:parent-style-name="Standard">
      <style:text-properties officeooo:rsid="002b0741" officeooo:paragraph-rsid="002b0741"/>
    </style:style>
    <style:style style:name="P4" style:family="paragraph" style:parent-style-name="Standard">
      <style:text-properties fo:color="#ff8000" loext:opacity="100%" officeooo:rsid="002b0741" officeooo:paragraph-rsid="002b0741"/>
    </style:style>
    <style:style style:name="P5" style:family="paragraph" style:parent-style-name="Text_20_body">
      <style:text-properties fo:color="#ff8000" loext:opacity="100%" officeooo:rsid="002b0741" officeooo:paragraph-rsid="002b0741"/>
    </style:style>
    <style:style style:name="P6" style:family="paragraph" style:parent-style-name="Preformatted_20_Text">
      <style:text-properties fo:color="#ff8000" loext:opacity="100%" officeooo:rsid="002b0741" officeooo:paragraph-rsid="002b0741"/>
    </style:style>
    <style:style style:name="P7" style:family="paragraph" style:parent-style-name="Preformatted_20_Text">
      <style:text-properties fo:color="#ff8000" loext:opacity="100%" officeooo:rsid="002b0741" officeooo:paragraph-rsid="0030edad"/>
    </style:style>
    <style:style style:name="P8" style:family="paragraph" style:parent-style-name="Text_20_body">
      <style:paragraph-properties fo:margin-top="0cm" fo:margin-bottom="0cm" style:contextual-spacing="false"/>
      <style:text-properties fo:color="#ff8000" loext:opacity="100%"/>
    </style:style>
    <style:style style:name="P9" style:family="paragraph" style:parent-style-name="Text_20_body">
      <style:text-properties fo:color="#ff8000" loext:opacity="100%"/>
    </style:style>
    <style:style style:name="P10" style:family="paragraph" style:parent-style-name="Standard">
      <style:text-properties fo:color="#ff8000" loext:opacity="100%" officeooo:rsid="003b4671" officeooo:paragraph-rsid="003b4671" fo:background-color="transparent"/>
    </style:style>
    <style:style style:name="P11" style:family="paragraph" style:parent-style-name="Standard">
      <style:text-properties fo:color="#ff8000" loext:opacity="100%" officeooo:rsid="003b4671" officeooo:paragraph-rsid="003e5a27" fo:background-color="transparent"/>
    </style:style>
    <style:style style:name="P12" style:family="paragraph" style:parent-style-name="Standard">
      <style:text-properties fo:color="#bf0041" loext:opacity="100%" officeooo:rsid="001d1523" officeooo:paragraph-rsid="001d1523" fo:background-color="transparent"/>
    </style:style>
    <style:style style:name="P13" style:family="paragraph" style:parent-style-name="Standard">
      <style:text-properties fo:color="#bf0041" loext:opacity="100%" officeooo:rsid="001d1523" officeooo:paragraph-rsid="001d1523"/>
    </style:style>
    <style:style style:name="P14" style:family="paragraph" style:parent-style-name="Standard">
      <style:text-properties fo:color="#bf0041" loext:opacity="100%" officeooo:rsid="001d1523" officeooo:paragraph-rsid="00329a4c"/>
    </style:style>
    <style:style style:name="P15" style:family="paragraph" style:parent-style-name="Standard">
      <style:text-properties fo:color="#bf0041" loext:opacity="100%" officeooo:rsid="001ee645" officeooo:paragraph-rsid="00329a4c"/>
    </style:style>
    <style:style style:name="P16" style:family="paragraph" style:parent-style-name="Standard">
      <style:text-properties fo:color="#158466" loext:opacity="100%" officeooo:rsid="001d1523" officeooo:paragraph-rsid="001d1523"/>
    </style:style>
    <style:style style:name="P17" style:family="paragraph" style:parent-style-name="Standard">
      <style:text-properties fo:color="#158466" loext:opacity="100%" officeooo:rsid="00394709" officeooo:paragraph-rsid="00394709"/>
    </style:style>
    <style:style style:name="P18" style:family="paragraph" style:parent-style-name="Standard">
      <style:text-properties fo:color="#2a6099" loext:opacity="100%" officeooo:rsid="002365eb" officeooo:paragraph-rsid="002365eb" fo:background-color="transparent"/>
    </style:style>
    <style:style style:name="P19" style:family="paragraph" style:parent-style-name="Standard">
      <style:text-properties fo:color="#2a6099" loext:opacity="100%" officeooo:rsid="002b0741" officeooo:paragraph-rsid="002b0741"/>
    </style:style>
    <style:style style:name="P20" style:family="paragraph" style:parent-style-name="Standard">
      <style:text-properties fo:color="#2a6099" loext:opacity="100%" officeooo:paragraph-rsid="002b0741"/>
    </style:style>
    <style:style style:name="P21" style:family="paragraph" style:parent-style-name="Standard">
      <style:text-properties fo:color="#2a6099" loext:opacity="100%" officeooo:rsid="00381997" officeooo:paragraph-rsid="00381997"/>
    </style:style>
    <style:style style:name="P22" style:family="paragraph" style:parent-style-name="Standard">
      <style:text-properties fo:color="#ffb66c" loext:opacity="100%" officeooo:rsid="002b0741" officeooo:paragraph-rsid="002b0741"/>
    </style:style>
    <style:style style:name="P23" style:family="paragraph" style:parent-style-name="Standard">
      <style:text-properties fo:color="#168253" loext:opacity="100%" officeooo:rsid="001d1523" officeooo:paragraph-rsid="001d1523"/>
    </style:style>
    <style:style style:name="P24" style:family="paragraph" style:parent-style-name="Standard">
      <style:text-properties fo:color="#168253" loext:opacity="100%" officeooo:rsid="0029bfa6" officeooo:paragraph-rsid="0029bfa6"/>
    </style:style>
    <style:style style:name="P25" style:family="paragraph" style:parent-style-name="Standard">
      <style:text-properties fo:color="#168253" loext:opacity="100%" officeooo:rsid="00329a4c" officeooo:paragraph-rsid="00329a4c"/>
    </style:style>
    <style:style style:name="P26" style:family="paragraph" style:parent-style-name="Standard">
      <style:text-properties fo:color="#5b277d" loext:opacity="100%" officeooo:rsid="00329a4c" officeooo:paragraph-rsid="00329a4c"/>
    </style:style>
    <style:style style:name="P27" style:family="paragraph" style:parent-style-name="Standard">
      <style:text-properties fo:color="#5b277d" loext:opacity="100%" officeooo:rsid="002365eb" officeooo:paragraph-rsid="002365eb"/>
    </style:style>
    <style:style style:name="P28" style:family="paragraph" style:parent-style-name="Standard">
      <style:text-properties fo:color="#5b277d" loext:opacity="100%" officeooo:rsid="0026f09c" officeooo:paragraph-rsid="0026f09c"/>
    </style:style>
    <style:style style:name="P29" style:family="paragraph" style:parent-style-name="Standard">
      <style:text-properties officeooo:rsid="0033799e" officeooo:paragraph-rsid="0033799e" fo:background-color="#ffff00"/>
    </style:style>
    <style:style style:name="P30" style:family="paragraph" style:parent-style-name="Standard">
      <style:text-properties officeooo:rsid="00366fd2" officeooo:paragraph-rsid="0033d3a6" fo:background-color="#ffff00"/>
    </style:style>
    <style:style style:name="P31" style:family="paragraph" style:parent-style-name="Standard">
      <style:text-properties officeooo:rsid="0037efe4" officeooo:paragraph-rsid="0033799e" fo:background-color="#ffff00"/>
    </style:style>
    <style:style style:name="P32" style:family="paragraph" style:parent-style-name="Standard">
      <style:text-properties officeooo:rsid="00381997" officeooo:paragraph-rsid="00381997"/>
    </style:style>
    <style:style style:name="P33" style:family="paragraph" style:parent-style-name="Standard">
      <style:text-properties officeooo:rsid="00381997" officeooo:paragraph-rsid="00381997" fo:background-color="transparent"/>
    </style:style>
    <style:style style:name="P34" style:family="paragraph" style:parent-style-name="Standard">
      <style:text-properties officeooo:rsid="0033799e" officeooo:paragraph-rsid="0033799e" fo:background-color="transparent"/>
    </style:style>
    <style:style style:name="P35" style:family="paragraph" style:parent-style-name="Standard">
      <style:text-properties fo:color="#000000" loext:opacity="100%" officeooo:rsid="003e5a27" officeooo:paragraph-rsid="003e5a27" fo:background-color="transparent"/>
    </style:style>
    <style:style style:name="P36" style:family="paragraph" style:parent-style-name="Standard">
      <style:text-properties officeooo:rsid="0043b559" officeooo:paragraph-rsid="0043b559" fo:background-color="transparent"/>
    </style:style>
    <style:style style:name="P37" style:family="paragraph" style:parent-style-name="Text_20_body">
      <style:text-properties fo:color="#ff8000" loext:opacity="100%"/>
    </style:style>
    <style:style style:name="P38" style:family="paragraph" style:parent-style-name="Text_20_body">
      <style:text-properties fo:color="#000000" loext:opacity="100%" officeooo:rsid="0041e055" officeooo:paragraph-rsid="0041e055"/>
    </style:style>
    <style:style style:name="P39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40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1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42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T1" style:family="text">
      <style:text-properties officeooo:rsid="0029bfa6"/>
    </style:style>
    <style:style style:name="T2" style:family="text">
      <style:text-properties officeooo:rsid="002b0741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bf0041" loext:opacity="100%"/>
    </style:style>
    <style:style style:name="T5" style:family="text">
      <style:text-properties fo:color="#bf0041" loext:opacity="100%" fo:background-color="transparent" loext:char-shading-value="0"/>
    </style:style>
    <style:style style:name="T6" style:family="text">
      <style:text-properties fo:color="#bf0041" loext:opacity="100%" fo:font-size="12pt" fo:font-weight="bold" officeooo:rsid="0030edad" style:font-size-asian="10.5pt" style:font-weight-asian="bold" style:font-size-complex="12pt" style:font-weight-complex="bold"/>
    </style:style>
    <style:style style:name="T7" style:family="text">
      <style:text-properties fo:color="#bf0041" loext:opacity="100%" officeooo:rsid="0030eda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29a4c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1" style:family="text">
      <style:text-properties officeooo:rsid="0033799e"/>
    </style:style>
    <style:style style:name="T12" style:family="text">
      <style:text-properties officeooo:rsid="00366fd2"/>
    </style:style>
    <style:style style:name="T13" style:family="text">
      <style:text-properties fo:color="#c9211e" loext:opacity="100%" fo:font-size="10pt" style:font-size-asian="10pt" style:font-size-complex="10pt"/>
    </style:style>
    <style:style style:name="T14" style:family="text">
      <style:text-properties fo:color="#c9211e" loext:opacity="100%"/>
    </style:style>
    <style:style style:name="T15" style:family="text">
      <style:text-properties fo:color="#2a6099" loext:opacity="100%"/>
    </style:style>
    <style:style style:name="T16" style:family="text">
      <style:text-properties fo:color="#158466" loext:opacity="100%"/>
    </style:style>
    <style:style style:name="gr1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5" draw:text-style-name="P40" svg:width="5.16cm" svg:height="0.556cm" svg:x="7.706cm" svg:y="0.065cm"><draw:text-box><text:p><text:span text:style-name="T14">Log In </text:span></text:p></draw:text-box></draw:frame><text:span text:style-name="T5">ssh -X </text:span><text:a xlink:type="simple" xlink:href="mailto:srikanth@14.139.134.235" text:style-name="Internet_20_link" text:visited-style-name="Visited_20_Internet_20_Link">srikanth@14.139.134.235</text:a></text:p>
      <text:p text:style-name="P1"><text:a xlink:type="simple" xlink:href="mailto:GPUacc@992" text:style-name="Internet_20_link" text:visited-style-name="Visited_20_Internet_20_Link"><text:span text:style-name="T5">GPUacc@992</text:span></text:a></text:p>
      <text:p text:style-name="P1"><text:span text:style-name="T5">ssh -X </text:span><text:a xlink:type="simple" xlink:href="mailto:srikanth@champ" text:style-name="Internet_20_link" text:visited-style-name="Visited_20_Internet_20_Link">srikanth@champ</text:a></text:p>
      <text:p text:style-name="P12">same password</text:p>
      <text:p text:style-name="P12"><draw:frame text:anchor-type="paragraph" draw:z-index="1" draw:name="Text Frame 2" draw:style-name="gr4" draw:text-style-name="P42" svg:width="3.678cm" svg:height="0.662cm" svg:x="7.23cm" svg:y="0.393cm"><draw:text-box><text:p><text:span text:style-name="T16">Directory Location</text:span></text:p></draw:text-box></draw:frame></text:p>
      <text:p text:style-name="P16">cd /scratch/srikanth</text:p>
      <text:p text:style-name="P16"/>
      <text:p text:style-name="P17">ls – to see the available files in directory</text:p>
      <text:p text:style-name="P16"/>
      <text:p text:style-name="P13">qsub champ_pbs_1node.bash<text:tab/><text:tab/><text:tab/><text:span text:style-name="T9">to submit a job</text:span></text:p>
      <text:p text:style-name="P13"/>
      <text:p text:style-name="P15"><draw:frame text:anchor-type="paragraph" draw:z-index="3" draw:name="Text Frame 4" draw:style-name="gr2" draw:text-style-name="P40" svg:width="3.678cm" svg:height="0.976cm" svg:x="8.474cm" svg:y="0.446cm"><draw:text-box><text:p><text:span text:style-name="T14">To load python </text:span><text:span text:style-name="T14">module initially</text:span></text:p></draw:text-box></draw:frame>module avail</text:p>
      <text:p text:style-name="P15">module load /apps/modules/python-3.10.9</text:p>
      <text:p text:style-name="P14">python3 -m pip install jupyterlab</text:p>
      <text:p text:style-name="P14"/>
      <text:p text:style-name="P14"/>
      <text:p text:style-name="P14"/>
      <text:p text:style-name="P25">//to check if proxy is enabled and set proxy:</text:p>
      <text:p text:style-name="P23">env |grep proxy</text:p>
      <text:p text:style-name="P23"/>
      <text:p text:style-name="P24">//for internet proxy:(if packages are not getting installed)</text:p>
      <text:p text:style-name="P24"/>
      <text:p text:style-name="P23">export http_proxy="http://14.139.134.20:3128"</text:p>
      <text:p text:style-name="P23">export https_proxy="http://14.139.134.20:3128"</text:p>
      <text:p text:style-name="P23">export ftp_proxy="ftp://14.139.134.20:3128"</text:p>
      <text:p text:style-name="P23">export ftps_proxy="ftps://14.139.134.20:3128"</text:p>
      <text:p text:style-name="P1"/>
      <text:p text:style-name="P1">Use export --proxy commands that I shared yesterday first and then try installing</text:p>
      <text:p text:style-name="P1"/>
      <text:p text:style-name="P1"><text:span text:style-name="T1">//File copying-</text:span>From local machine <text:span text:style-name="T1">to csir network to champ, </text:span></text:p>
      <text:p text:style-name="P1">#scp filename username@gatewayip:/destination path</text:p>
      <text:p text:style-name="P2"/>
      <text:p text:style-name="P2">ex:</text:p>
      <text:p text:style-name="P2"><draw:frame text:anchor-type="paragraph" draw:z-index="4" draw:name="Text Frame 5" draw:style-name="gr1" draw:text-style-name="P39" svg:width="6.554cm" svg:height="0.825cm" svg:x="12.446cm" svg:y="0.081cm"><draw:text-box><text:p><text:span text:style-name="T13">should be done from local terminal</text:span></text:p></draw:text-box></draw:frame>scp swin_boc_rgb.ipynb srikanth@<text:a xlink:type="simple" xlink:href="mailto:srikanth@14.139.134.235" text:style-name="Internet_20_link" text:visited-style-name="Visited_20_Internet_20_Link">14.139.134.235</text:a>:/home/srikanth</text:p>
      <text:p text:style-name="P2"><draw:frame text:anchor-type="paragraph" draw:z-index="5" draw:name="Text Frame 6" draw:style-name="gr1" draw:text-style-name="P39" svg:width="6.554cm" svg:height="0.825cm" svg:x="12.444cm" svg:y="0.071cm"><draw:text-box><text:p><text:span text:style-name="T13">should be done from csio </text:span><text:span text:style-name="T13">gateway</text:span></text:p></draw:text-box></draw:frame>scp swin_boc_rgb.ipynb <text:a xlink:type="simple" xlink:href="mailto:srikanth@champ1" text:style-name="Internet_20_link" text:visited-style-name="Visited_20_Internet_20_Link">srikanth@champ1</text:a>:/home/srikanth</text:p>
      <text:p text:style-name="P2"/>
      <text:p text:style-name="P26">ezxample bash script</text:p>
      <text:p text:style-name="P27"/>
      <text:p text:style-name="P27">#!/bin/bash</text:p>
      <text:p text:style-name="P27">#PBS -l walltime=24:00:00</text:p>
      <text:p text:style-name="P27">#PBS -N mpi_test</text:p>
      <text:p text:style-name="P27">#PBS -q workq</text:p>
      <text:p text:style-name="P27">#PBS -l select=2:ncpus=128:mpiprocs=128</text:p>
      <text:p text:style-name="P27">#PBS -l place=scatter:excl</text:p>
      <text:p text:style-name="P27">#PBS -V</text:p>
      <text:p text:style-name="P27"/>
      <text:p text:style-name="P27"># Go to the directory from which you submitted the job</text:p>
      <text:p text:style-name="P27">cd $PBS_O_WORKDIR</text:p>
      <text:p text:style-name="P27"/>
      <text:p text:style-name="P27"># Setup the compiler environment for Intel OneAPI 2023</text:p>
      <text:p text:style-name="P27">module use /cm/shared/modulefiles/oneapi-2023</text:p>
      <text:p text:style-name="P27">module load debugger/latest</text:p>
      <text:p text:style-name="P27"><text:soft-page-break/>module load dpl/latest</text:p>
      <text:p text:style-name="P27">module load compiler/latest</text:p>
      <text:p text:style-name="P27">module load mpi/latest</text:p>
      <text:p text:style-name="P27">module load mkl/latest</text:p>
      <text:p text:style-name="P28">module load apps/</text:p>
      <text:p text:style-name="P27"># List all the modules which are currently loaded</text:p>
      <text:p text:style-name="P27">module list</text:p>
      <text:p text:style-name="P27"/>
      <text:p text:style-name="P27">python -c"print('hello gpu')"</text:p>
      <text:p text:style-name="P27">conda init bash</text:p>
      <text:p text:style-name="P27"/>
      <text:p text:style-name="P27">conda activate graspenv</text:p>
      <text:p text:style-name="P27">python -c "import torch; print(torch.__version__)"</text:p>
      <text:p text:style-name="P27"/>
      <text:p text:style-name="P27">time mpirun -bootstrap=ssh -np 256 python swin_boc_rgb.py</text:p>
      <text:p text:style-name="P27"/>
      <text:p text:style-name="P2"/>
      <text:p text:style-name="P2"><draw:frame text:anchor-type="paragraph" draw:z-index="2" draw:name="Text Frame 3" draw:style-name="gr3" draw:text-style-name="P41" svg:width="4.261cm" svg:height="0.489cm" svg:x="6.516cm" svg:y="0.476cm"><draw:text-box><text:p><text:span text:style-name="T15">Submit a task</text:span></text:p></draw:text-box></draw:frame>--------------------------------------------------------------------------------------------------------</text:p>
      <text:p text:style-name="P18"><text:span text:style-name="T2">qsub </text:span>swin_pbs.bash</text:p>
      <text:p text:style-name="P4"/>
      <text:p text:style-name="P20"><text:span text:style-name="T2">qstat -u “srikanth”<text:tab/><text:tab/><text:tab/> <text:s/></text:span><text:s/><text:span text:style-name="T10">Status of jobs </text:span></text:p>
      <text:p text:style-name="P19"/>
      <text:p text:style-name="P19"/>
      <text:p text:style-name="P6"><text:span text:style-name="Source_20_Text"><text:span text:style-name="T8"/></text:span></text:p>
      <text:p text:style-name="P7"><text:span text:style-name="Source_20_Text"><text:span text:style-name="T6">Access the editing File</text:span></text:span></text:p>
      <text:p text:style-name="P6"><text:span text:style-name="Source_20_Text"><text:span text:style-name="T4"/></text:span></text:p>
      <text:p text:style-name="P7"><text:span text:style-name="Source_20_Text"><text:span text:style-name="T4">vi gpu_task.o21937 – </text:span></text:span><text:span text:style-name="Source_20_Text"><text:span text:style-name="T7">to access Output of task “</text:span></text:span><text:span text:style-name="Source_20_Text"><text:span text:style-name="T4">21937”</text:span></text:span></text:p>
      <text:p text:style-name="P7"><text:span text:style-name="Source_20_Text"><text:span text:style-name="T7">vi gpu_task.e21937 – to access Error of task “21937”</text:span></text:span></text:p>
      <text:p text:style-name="P4"/>
      <text:p text:style-name="P5">ctrl + b to move a page screen back or “up”</text:p>
      <text:p text:style-name="P8">ctrl + f to move a page screen front or “down”</text:p>
      <text:p text:style-name="P8">ctrl + u to move a ½ page screen up.</text:p>
      <text:p text:style-name="P9">ctrl + d to move a ½ page screen down.</text:p>
      <text:p text:style-name="P9"/>
      <text:p text:style-name="P38">To convert notebook to python</text:p>
      <text:p text:style-name="P9">jupyter nbconvert --to script '/home/srikanth/Downloads/Eff_VIT.ipynb'</text:p>
      <text:p text:style-name="P22"/>
      <text:p text:style-name="P3"/>
      <text:p text:style-name="P3"/>
      <text:p text:style-name="P3"/>
      <text:p text:style-name="P3"/>
      <text:p text:style-name="P3">Variable._execution_engine.run_backward( <text:s/># Calls into the C++ engine to run the backward pass</text:p>
      <text:p text:style-name="P3">RuntimeError: [enforce fail at alloc_cpu.cpp:117] err == 0. DefaultCPUAllocator: can't allocate memory: you tried to allocate 77070336 bytes. Error code 12 (Cannot allocate memory)</text:p>
      <text:p text:style-name="P3"/>
      <text:p text:style-name="P21">3/5/2024</text:p>
      <text:p text:style-name="P32"/>
      <text:p text:style-name="P30">Job that has run corectly:</text:p>
      <text:p text:style-name="P34">job gpu_task.<text:span text:style-name="T12">o</text:span>21937</text:p>
      <text:p text:style-name="P29"><text:soft-page-break/></text:p>
      <text:p text:style-name="P33">error was a variable name(test_loss instead of val_loss) in the swinengine.py file in going_modular. Changed it</text:p>
      <text:p text:style-name="P29"/>
      <text:p text:style-name="P31">LATEST job left for running after resolving errors</text:p>
      <text:p text:style-name="P34">champ1: </text:p>
      <text:p text:style-name="P34"><text:s text:c="60"/>Req'd <text:s/>Req'd <text:s text:c="2"/>Elap</text:p>
      <text:p text:style-name="P34">Job ID <text:s text:c="9"/>Username Queue <text:s text:c="3"/>Jobname <text:s text:c="3"/>SessID NDS TSK Memory Time <text:s/>S Time</text:p>
      <text:p text:style-name="P34">--------------- -------- -------- ---------- ------ --- --- ------ ----- - -----</text:p>
      <text:p text:style-name="P34"><text:span text:style-name="T3">22354.champ1</text:span> <text:s text:c="3"/>srikanth gpu <text:s text:c="5"/>gpu_task <text:s text:c="2"/>39688* <text:s text:c="2"/>1 <text:s text:c="2"/>1 <text:s text:c="3"/>-- <text:s/>24:00 R 00:10</text:p>
      <text:p text:style-name="P34"/>
      <text:p text:style-name="P33">output and err files: g<text:span text:style-name="T11">pu_task.</text:span><text:span text:style-name="T12">o</text:span><text:span text:style-name="T11">22354, </text:span>g<text:span text:style-name="T11">pu_task.</text:span>e<text:span text:style-name="T11">22354</text:span></text:p>
      <text:p text:style-name="P33"/>
      <text:p text:style-name="P36">Sample Output and error files: gpu_task.o21937, gpu_task.e21937</text:p>
      <text:p text:style-name="P33"/>
      <text:p text:style-name="P33"/>
      <text:p text:style-name="P10">Final bash file</text:p>
      <text:p text:style-name="P10">#!/bin/bash</text:p>
      <text:p text:style-name="P10">#PBS -l walltime=24:00:00</text:p>
      <text:p text:style-name="P10">#PBS -N gpu_task</text:p>
      <text:p text:style-name="P10">#PBS -l select=1:ngpus=2:mpiprocs=4</text:p>
      <text:p text:style-name="P10">#PBS -q gpu</text:p>
      <text:p text:style-name="P10">#PBS -V</text:p>
      <text:p text:style-name="P10"/>
      <text:p text:style-name="P10"># Go to the directory from which you submitted the job</text:p>
      <text:p text:style-name="P10">cd $PBS_O_WORKDIR</text:p>
      <text:p text:style-name="P10"/>
      <text:p text:style-name="P10"># Setup the compiler environment for Intel OneAPI 2023</text:p>
      <text:p text:style-name="P10">module use /cm/shared/modulefiles/oneapi-2023</text:p>
      <text:p text:style-name="P10">module load debugger/latest</text:p>
      <text:p text:style-name="P10">module load dpl/latest</text:p>
      <text:p text:style-name="P10">module load compiler/latest</text:p>
      <text:p text:style-name="P10">module load mpi/latest</text:p>
      <text:p text:style-name="P10">module load mkl/latest</text:p>
      <text:p text:style-name="P10"/>
      <text:p text:style-name="P10"># List all the modules which are currently loaded</text:p>
      <text:p text:style-name="P10">module list</text:p>
      <text:p text:style-name="P10">module load /apps/modules/python-3.10.9</text:p>
      <text:p text:style-name="P10">python3 --version</text:p>
      <text:p text:style-name="P10">python3 -c"print('hello gpu')"</text:p>
      <text:p text:style-name="P10"/>
      <text:p text:style-name="P10"># /home/srikanth/miniconda3/bin/conda init</text:p>
      <text:p text:style-name="P10">source ~/.bashrc</text:p>
      <text:p text:style-name="P10"># Activate environment with full path (if necessary)</text:p>
      <text:p text:style-name="P10">conda activate graspenv</text:p>
      <text:p text:style-name="P10">python --version</text:p>
      <text:p text:style-name="P10">export OMP_NUM_THREADS=1</text:p>
      <text:p text:style-name="P10">python -c "import torch; print(torch.__version__)"</text:p>
      <text:p text:style-name="P10"/>
      <text:p text:style-name="P10">time mpirun -bootstrap=ssh -np 1 python swin_boc_rgb.py</text:p>
      <text:p text:style-name="P10"/>
      <text:p text:style-name="P10"/>
      <text:p text:style-name="P11"><text:soft-page-break/>~</text:p>
      <text:p text:style-name="P35">insert mode----&gt; Insert or press I</text:p>
      <text:p text:style-name="P35">Esc to exit insert mode</text:p>
      <text:p text:style-name="P35">To exit file Esc then <text:s/>:w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04:59.146662432</meta:creation-date>
    <dc:date>2024-05-30T17:10:30.395197751</dc:date>
    <meta:editing-duration>PT17H21M56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4" meta:paragraph-count="107" meta:word-count="524" meta:character-count="3971" meta:non-whitespace-character-count="3447"/>
  </office:meta>
</office:document-meta>
</file>